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use-window-font-color="true" fo:font-size="12pt" style:text-underline-style="none" officeooo:rsid="001d313d" officeooo:paragraph-rsid="00058ff8" style:font-size-asian="10.5pt" style:font-size-complex="12pt"/>
    </style:style>
    <style:style style:name="P2" style:family="paragraph" style:parent-style-name="Standard">
      <style:paragraph-properties fo:text-align="start" style:justify-single-word="false"/>
      <style:text-properties style:use-window-font-color="true" fo:font-size="12pt" style:text-underline-style="none" officeooo:rsid="00058ff8" officeooo:paragraph-rsid="00058ff8" style:font-size-asian="10.5pt" style:font-size-complex="12pt"/>
    </style:style>
    <style:style style:name="P3" style:family="paragraph" style:parent-style-name="Standard">
      <style:paragraph-properties fo:text-align="end" style:justify-single-word="false"/>
      <style:text-properties style:use-window-font-color="true" fo:font-size="12pt" style:text-underline-style="none" fo:font-weight="normal" officeooo:rsid="00186ba0" officeooo:paragraph-rsid="00058ff8" style:font-size-asian="10.5pt" style:font-weight-asian="normal" style:font-size-complex="12pt" style:font-weight-complex="normal"/>
    </style:style>
    <style:style style:name="P4" style:family="paragraph" style:parent-style-name="Standard">
      <style:paragraph-properties fo:text-align="end" style:justify-single-word="false"/>
      <style:text-properties style:use-window-font-color="true" fo:font-size="12pt" style:text-underline-style="none" fo:font-weight="normal" officeooo:rsid="001d313d" officeooo:paragraph-rsid="00058ff8"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color="#ff0000" fo:font-size="18pt" style:text-underline-style="solid" style:text-underline-width="auto" style:text-underline-color="font-color" fo:font-weight="bold" officeooo:rsid="00186ba0" officeooo:paragraph-rsid="00058ff8" style:font-size-asian="15.75pt" style:font-weight-asian="bold" style:font-size-complex="18pt" style:font-weight-complex="bold"/>
    </style:style>
    <style:style style:name="P6" style:family="paragraph" style:parent-style-name="Standard">
      <style:paragraph-properties fo:text-align="center" style:justify-single-word="false"/>
      <style:text-properties fo:font-size="18pt" officeooo:rsid="00186ba0" officeooo:paragraph-rsid="00058ff8" style:font-size-asian="15.75pt" style:font-size-complex="18pt"/>
    </style:style>
    <style:style style:name="P7" style:family="paragraph" style:parent-style-name="Standard">
      <style:paragraph-properties fo:text-align="start" style:justify-single-word="false"/>
      <style:text-properties fo:color="#009900" fo:font-size="12pt" style:text-underline-style="solid" style:text-underline-width="auto" style:text-underline-color="font-color" officeooo:rsid="00186ba0" officeooo:paragraph-rsid="00058ff8" style:font-size-asian="10.5pt" style:font-size-complex="12pt"/>
    </style:style>
    <style:style style:name="P8" style:family="paragraph" style:parent-style-name="Standard">
      <style:paragraph-properties fo:text-align="start" style:justify-single-word="false"/>
      <style:text-properties fo:font-size="12pt" officeooo:rsid="00186ba0" officeooo:paragraph-rsid="00058ff8" style:font-size-asian="10.5pt" style:font-size-complex="12pt"/>
    </style:style>
    <style:style style:name="P9" style:family="paragraph" style:parent-style-name="Standard">
      <style:paragraph-properties fo:text-align="start" style:justify-single-word="false"/>
      <style:text-properties fo:font-size="12pt" officeooo:rsid="001c0f47" officeooo:paragraph-rsid="00058ff8" style:font-size-asian="10.5pt" style:font-size-complex="12pt"/>
    </style:style>
    <style:style style:name="P10" style:family="paragraph" style:parent-style-name="Standard">
      <style:paragraph-properties fo:text-align="start" style:justify-single-word="false"/>
      <style:text-properties fo:font-size="12pt" officeooo:rsid="00058ff8" officeooo:paragraph-rsid="00058ff8" style:font-size-asian="10.5pt" style:font-size-complex="12pt"/>
    </style:style>
    <style:style style:name="T1" style:family="text">
      <style:text-properties fo:font-weight="bold" style:font-weight-asian="bold" style:font-weight-complex="bold"/>
    </style:style>
    <style:style style:name="T2" style:family="text">
      <style:text-properties officeooo:rsid="001c0f47"/>
    </style:style>
    <style:style style:name="T3" style:family="text">
      <style:text-properties officeooo:rsid="00058ff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apport Sprint <text:span text:style-name="T3">B</text:span></text:p>
      <text:p text:style-name="P5"/>
      <text:p text:style-name="P5"/>
      <text:p text:style-name="P3">*********************************************</text:p>
      <text:p text:style-name="P4"><text:span text:style-name="T1">CODE SOURCE :</text:span> <text:a xlink:type="simple" xlink:href="https://github.com/Poirault/IPI2.git" text:style-name="Internet_20_link" text:visited-style-name="Visited_20_Internet_20_Link">https://github.com/Poirault/IPI2.git</text:a></text:p>
      <text:p text:style-name="P4">*********************************************</text:p>
      <text:p text:style-name="P6"/>
      <text:p text:style-name="P7">I-Programmation</text:p>
      <text:p text:style-name="P8"/>
      <text:p text:style-name="P10">-Tout était fait dans le sprint 1, il ne restait plus qu'à incrémentait une formule du nombre de tour en fonction de la taille du jeu que le joueur entre, et d'y ajouter un compteur afin que le jeu se termine lorsque le joueur depasse ce nombre de tour.</text:p>
      <text:p text:style-name="P10"/>
      <text:p text:style-name="P10">-Nous en avons donc profiter pour écrire une fonction "affich_couleur" pour que le terminal soit plus lisible (la grille du jeu apparaît avec des lettres de la couleur qui lui correspond).</text:p>
      <text:p text:style-name="P10"/>
      <text:p text:style-name="P10">-Réalisation des commentaires au format doxygen mis dans les ".h".</text:p>
      <text:p text:style-name="P8"/>
      <text:p text:style-name="P8"/>
      <text:p text:style-name="P7">II-Répartition du travail</text:p>
      <text:p text:style-name="P7"/>
      <text:p text:style-name="P2">Désignation du référent : Romuald</text:p>
      <text:p text:style-name="P2"/>
      <text:p text:style-name="P2">Vartan : -programmation de la fonctionnalité 1</text:p>
      <text:p text:style-name="P2">-Programmation des lettres apparaissant en couleurs dans le terminal</text:p>
      <text:p text:style-name="P2">-README</text:p>
      <text:p text:style-name="P2"/>
      <text:p text:style-name="P2">Léo : Programmation des exigences 3 et 4 de la fonctionnalité 2</text:p>
      <text:p text:style-name="P2"/>
      <text:p text:style-name="P2">Kévin : -Programmation des exigences 1 et 2 de la fonctionnalité 2</text:p>
      <text:p text:style-name="P2">-Mise à jour du makefile</text:p>
      <text:p text:style-name="P2">-Réalisation des commentaires au format Doxygen</text:p>
      <text:p text:style-name="P2">-Rapport</text:p>
      <text:p text:style-name="P2"/>
      <text:p text:style-name="P2"/>
      <text:p text:style-name="P2">Celui qui écrit son code le commente.</text:p>
      <text:p text:style-name="P2"/>
      <text:p text:style-name="P2">Les consignes étaient de coder le maximum possible avant la séance de TP du vendredi 09 Mars.</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7T13:15:54.817215236</meta:creation-date>
    <dc:date>2017-04-17T13:19:29.453136846</dc:date>
    <meta:editing-duration>PT3M34S</meta:editing-duration>
    <meta:editing-cycles>1</meta:editing-cycles>
    <meta:document-statistic meta:table-count="0" meta:image-count="0" meta:object-count="0" meta:page-count="1" meta:paragraph-count="20" meta:word-count="185" meta:character-count="1195" meta:non-whitespace-character-count="1030"/>
    <meta:generator>LibreOffice/5.1.6.2$Linux_X86_64 LibreOffice_project/10m0$Build-2</meta:generator>
  </office:meta>
</office:document-meta>
</file>